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141.8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sh vouch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 cr same head up dow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 cd null and amount 0 from 2<text:span text:style-name="T1">nd</text:span> r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arch acc c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able acc cd once in lis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du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duction li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 style:data-style-name="N2" text:time-value="17:32:36.335770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7:23:15.162135779</meta:creation-date>
    <dc:date>2018-08-31T17:33:00.581017023</dc:date>
    <meta:editing-duration>PT2M34S</meta:editing-duration>
    <meta:editing-cycles>3</meta:editing-cycles>
    <meta:generator>LibreOffice/6.0.3.2$Linux_X86_64 LibreOffice_project/00m0$Build-2</meta:generator>
    <meta:document-statistic meta:table-count="1" meta:cell-count="11" meta:object-count="0"/>
  </office:meta>
</office:document-meta>
</file>